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1458in" style:use-optimal-column-width="false"/>
    </style:style>
    <style:style style:name="TableColumn4" style:family="table-column">
      <style:table-column-properties style:column-width="1.5208in" style:use-optimal-column-width="false"/>
    </style:style>
    <style:style style:name="TableColumn5" style:family="table-column">
      <style:table-column-properties style:column-width="2.0284in" style:use-optimal-column-width="false"/>
    </style:style>
    <style:style style:name="TableColumn6" style:family="table-column">
      <style:table-column-properties style:column-width="1.5652in" style:use-optimal-column-width="false"/>
    </style:style>
    <style:style style:name="Table2" style:family="table">
      <style:table-properties style:width="6.2604in" fo:margin-left="0in" table:align="left"/>
    </style:style>
    <style:style style:name="TableRow7" style:family="table-row">
      <style:table-row-properties style:min-row-height="0.2083in" style:use-optimal-row-height="false"/>
    </style:style>
    <style:style style:name="TableCell8" style:family="table-cell">
      <style:table-cell-properties fo:border-top="0.0069in solid #7F7F7F" fo:border-left="none" fo:border-bottom="none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-top="0.0069in solid #7F7F7F" fo:border-left="none" fo:border-bottom="none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-top="0.0069in solid #7F7F7F" fo:border-left="none" fo:border-bottom="none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-top="0.0069in solid #7F7F7F" fo:border-left="none" fo:border-bottom="none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min-row-height="0.2083in"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 style:min-row-height="0.2083in"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 style:min-row-height="0.2083in"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 style:min-row-height="0.2083in" style:use-optimal-row-height="false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2083in"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8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 style:min-row-height="0.2083in" style:use-optimal-row-height="false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 style:min-row-height="0.2083in" style:use-optimal-row-height="false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 style:min-row-height="0.2083in" style:use-optimal-row-height="false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 style:min-row-height="0.2083in" style:use-optimal-row-height="false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 style:min-row-height="0.2083in" style:use-optimal-row-height="fals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Row137" style:family="table-row">
      <style:table-row-properties style:min-row-height="0.2083in" style:use-optimal-row-height="false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 style:min-row-height="0.2083in" style:use-optimal-row-height="false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Row157" style:family="table-row">
      <style:table-row-properties style:min-row-height="0.2083in" style:use-optimal-row-height="false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Row167" style:family="table-row">
      <style:table-row-properties style:min-row-height="0.2083in" style:use-optimal-row-height="false"/>
    </style:style>
    <style:style style:name="TableCell16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P177" style:parent-style-name="Título" style:family="paragraph">
      <style:paragraph-properties fo:text-align="center"/>
    </style:style>
    <style:style style:name="P178" style:parent-style-name="Normal" style:family="paragraph">
      <style:paragraph-properties fo:text-align="justify"/>
    </style:style>
    <style:style style:name="P179" style:parent-style-name="Normal" style:family="paragraph">
      <style:paragraph-properties fo:text-align="justify"/>
    </style:style>
    <style:style style:name="P180" style:parent-style-name="Normal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</office:automatic-styles>
  <office:body>
    <office:text text:use-soft-page-breaks="true">
      <text:p text:style-name="P1"><text:bookmark-start text:name="_Int_v9yPfrBI"/>Instruções do processador pipeline:<text:bookmark-end text:name="_Int_v9yPfrBI"/>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nstrução</text:p>
          </table:table-cell>
          <table:table-cell table:style-name="TableCell10">
            <text:p text:style-name="P11">Formato assembly</text:p>
          </table:table-cell>
          <table:table-cell table:style-name="TableCell12">
            <text:p text:style-name="P13">Formato de máquina</text:p>
          </table:table-cell>
          <table:table-cell table:style-name="TableCell14">
            <text:p text:style-name="P15">Comentários</text:p>
          </table:table-cell>
        </table:table-row>
        <table:table-row table:style-name="TableRow16">
          <table:table-cell table:style-name="TableCell17">
            <text:p text:style-name="P18">soma</text:p>
            <text:p text:style-name="P19"/>
          </table:table-cell>
          <table:table-cell table:style-name="TableCell20">
            <text:p text:style-name="P21">soma rd, r1, r2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ubtrai</text:p>
            <text:p text:style-name="P29"/>
          </table:table-cell>
          <table:table-cell table:style-name="TableCell30">
            <text:p text:style-name="P31">subtrai rd, r1, r2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pega</text:p>
            <text:p text:style-name="P39"/>
          </table:table-cell>
          <table:table-cell table:style-name="TableCell40">
            <text:p text:style-name="P41">pega rd, imediato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vai</text:p>
            <text:p text:style-name="P49"/>
          </table:table-cell>
          <table:table-cell table:style-name="TableCell50">
            <text:p text:style-name="P51">vai imediato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multiplica</text:p>
            <text:p text:style-name="P59"/>
          </table:table-cell>
          <table:table-cell table:style-name="TableCell60">
            <text:p text:style-name="P61">multiplica rd, r1, r2</text:p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maior</text:p>
            <text:p text:style-name="P70"/>
          </table:table-cell>
          <table:table-cell table:style-name="TableCell71">
            <text:p text:style-name="P72">maior r1, r2, destino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igual</text:p>
            <text:p text:style-name="P80"/>
          </table:table-cell>
          <table:table-cell table:style-name="TableCell81">
            <text:p text:style-name="P82">igual r1, r2, destino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menor</text:p>
            <text:p text:style-name="P90"/>
          </table:table-cell>
          <table:table-cell table:style-name="TableCell91">
            <text:p text:style-name="P92">menor r1, r2, destino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<text:s/>ler</text:p>
            <text:p text:style-name="P100"/>
          </table:table-cell>
          <table:table-cell table:style-name="TableCell101">
            <text:p text:style-name="P102">ler rd, ro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escrever</text:p>
            <text:p text:style-name="P110"/>
          </table:table-cell>
          <table:table-cell table:style-name="TableCell111">
            <text:p text:style-name="P112">escrever ro, rd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fodaSe</text:p>
            <text:p text:style-name="P120"/>
          </table:table-cell>
          <table:table-cell table:style-name="TableCell121">
            <text:p text:style-name="P122">fodaSe <text:s/>rd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aMimir</text:p>
            <text:p text:style-name="P130"/>
          </table:table-cell>
          <table:table-cell table:style-name="TableCell131">
            <text:p text:style-name="P132">aMimir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somaFoda</text:p>
            <text:p text:style-name="P140"/>
          </table:table-cell>
          <table:table-cell table:style-name="TableCell141">
            <text:p text:style-name="P142">somaFoda rd, ro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multiplicaFoda</text:p>
            <text:p text:style-name="P150"/>
          </table:table-cell>
          <table:table-cell table:style-name="TableCell151">
            <text:p text:style-name="P152">multiplicaFoda rd, ro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lerFoda</text:p>
            <text:p text:style-name="P160"/>
          </table:table-cell>
          <table:table-cell table:style-name="TableCell161">
            <text:p text:style-name="P162">lerFoda rd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escreverFoda</text:p>
            <text:p text:style-name="P170"/>
          </table:table-cell>
          <table:table-cell table:style-name="TableCell171">
            <text:p text:style-name="P172">escreverFoda rd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Normal"/>
      <text:p text:style-name="P177">Conceitos básicos do assembler</text:p>
      <text:p text:style-name="Normal"/>
      <text:p text:style-name="P178">Para evitar a necessidade de programar diretamente em linguagem de máquina, desenvolvemos um programa em Python para converter códigos de assembly em linguagem de máquina. Isso permite uma programação mais acessível e eficiente, utilizando assembly.</text:p>
      <text:p text:style-name="P179">Inicialmente, é necessário inserir os endereços do arquivo de entrada e saída na memória do seu computador. Se o programa não localizar o arquivo de entrada, será encerrado.</text:p>
      <text:p text:style-name="P180">As instruções estão apresentadas na tabela acima, enfatizando que o uso da vírgula não é obrigatório, servindo apenas para melhorar a legibilidade do código. O formato básico da instrução consiste no seu nome e nos respectivos argumentos, podendo ser registradores, imediatos ou endereços de salto.</text:p>
      <text:p text:style-name="P181">O nosso processador contém 16 registradores de 32 bits, identificados pelo símbolo £ (libra esterlina), seguido de um número de 00 a 14. A exceção é o último registrador, no formato ¢00, destinado a armazenar o topo da pilha.</text:p>
      <text:p text:style-name="P182">O assembler é capaz de detectar erros de sintaxe; após a detecção de um erro, a escrita no arquivo de saída é interrompida e o programa é encerrado, exibindo uma mensagem indicando a linha em que o erro ocorreu. Além disso, o assembler permite comentários, iniciados por //, que são ignorados durante a leitura e tradução para a linguagem de máquin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Char" style:display-name="Título Char" style:family="text" style:parent-style-name="Fonteparág.padrão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an Gabriel Silva Oliveira</meta:initial-creator>
    <dc:creator>Alan Gabriel Silva Oliveira</dc:creator>
    <meta:creation-date>2024-03-14T01:54:00Z</meta:creation-date>
    <dc:date>2024-03-14T01:54:00Z</dc:date>
    <meta:template xlink:href="Normal.dotm" xlink:type="simple"/>
    <meta:editing-cycles>1</meta:editing-cycles>
    <meta:editing-duration>PT0S</meta:editing-duration>
    <meta:document-statistic meta:page-count="1" meta:paragraph-count="3" meta:word-count="294" meta:character-count="1879" meta:row-count="13" meta:non-whitespace-character-count="1588"/>
  </office:meta>
</office:document-meta>
</file>